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05f7" officeooo:paragraph-rsid="001b05f7"/>
    </style:style>
    <style:style style:name="P2" style:family="paragraph" style:parent-style-name="Standard">
      <style:text-properties fo:font-weight="bold" officeooo:rsid="001b05f7" officeooo:paragraph-rsid="001b05f7" style:font-weight-asian="bold" style:font-weight-complex="bold"/>
    </style:style>
    <style:style style:name="P3" style:family="paragraph" style:parent-style-name="Standard">
      <style:text-properties officeooo:rsid="001b05f7" officeooo:paragraph-rsid="001c3269"/>
    </style:style>
    <style:style style:name="P4" style:family="paragraph" style:parent-style-name="Standard">
      <style:text-properties fo:font-weight="bold" officeooo:rsid="001c3269" officeooo:paragraph-rsid="001c3269" style:font-weight-asian="bold" style:font-weight-complex="bold"/>
    </style:style>
    <style:style style:name="P5" style:family="paragraph" style:parent-style-name="Standard">
      <style:text-properties fo:font-weight="bold" officeooo:rsid="001b05f7" officeooo:paragraph-rsid="001c326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01.05.2026</text:p>
      <text:p text:style-name="P2">Preis auf 25$ gesetzt</text:p>
      <text:p text:style-name="P2">Plazierung 68</text:p>
      <text:p text:style-name="P2">Profil 93%</text:p>
      <text:p text:style-name="P1"/>
      <text:p text:style-name="P1">- Unterricht mit Daniel. Angebot auf Whatsapp Unterricht zu machen.</text:p>
      <text:p text:style-name="P1"><text:a xlink:type="simple" xlink:href="mailto:danielaranhacabral@gmail.com" text:style-name="Internet_20_link" text:visited-style-name="Visited_20_Internet_20_Link">danielaranhacabral@gmail.com</text:a> </text:p>
      <text:p text:style-name="P1">Diese Stunde lief richtig gut. Er hat gesagt, dass er eine Menge Spaß hatte.</text:p>
      <text:p text:style-name="P1"/>
      <text:p text:style-name="P1">Seray fügt mich zu Favoriten hinzu. Sofort angeschrieben.</text:p>
      <text:p text:style-name="P1"/>
      <text:p text:style-name="P3">01.05.2026</text:p>
      <text:p text:style-name="P4">8:30 Plazierung 246</text:p>
      <text:p text:style-name="P5">Plazierung 68</text:p>
      <text:p text:style-name="P5">Profil 93%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6:06:57.423413000</meta:creation-date>
    <dc:date>2026-05-02T08:57:52.859899800</dc:date>
    <meta:editing-duration>PT16H50M54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12" meta:word-count="50" meta:character-count="335" meta:non-whitespace-character-count="296"/>
  </office:meta>
</office:document-meta>
</file>